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.374cm" fo:text-align="center" fo:text-indent="0cm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QB Networks &amp; Masscollabs Services &amp; PSD UNIX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<text:span text:style-name="T1">Our Concept of Release Engineering with a Continuum Perspecti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5">QB Networks &amp; Masscollabs Services &amp; PSD UNIX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4/7 team leads the release engineering model </text:p>
              </text:list-item>
              <text:list-item>
                <text:p>24/7 teams handles security issues</text:p>
              </text:list-item>
              <text:list-item>
                <text:p>24/7 team is the lead of core team</text:p>
              </text:list-item>
              <text:list-item>
                <text:p>24/7 team is builded with QB Networks and leads to Masscollabs Services and other projects. So in another words QB Networks is the core lead tea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7" draw:layer="layout" svg:width="19.999cm" svg:height="3.777cm" svg:x="6.6cm" svg:y="6.027cm" presentation:class="title" presentation:user-transformed="true">
          <draw:text-box>
            <text:list text:style-name="L2">
              <text:list-item>
                <text:p text:style-name="P6"><text:span text:style-name="T2">CC BY-SA 4.0 or later</text:span><text:span text:style-name="T2"><text:line-break/></text:span><text:span text:style-name="T2">By Mert Gör : </text:span><text:span text:style-name="T2"><text:a xlink:href="mailto:mertgor@qbnetworks.xyz" xlink:type="simple">mertgor@qbnetworks.xyz</text:a></text:span><text:span text:style-name="T2"><text:line-break/></text:span><text:span text:style-name="T3">GPG Key ID: 0xD200B456637BC4F3</text:span><text:span text:style-name="T3"><text:line-break/></text:span><text:span text:style-name="T3"/></text:p>
              </text:list-item>
            </text:list>
          </draw:text-box>
        </draw:frame>
        <draw:frame draw:style-name="gr2" draw:text-style-name="P8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7" draw:text-style-name="P7" draw:layer="layout" svg:width="19.999cm" svg:height="2.63cm" svg:x="6.6cm" svg:y="6.6cm" presentation:class="title" presentation:user-transformed="true">
          <draw:text-box>
            <text:list text:style-name="L2">
              <text:list-item>
                <text:p text:style-name="P6"><text:span text:style-name="T2">Telegram Group : </text:span><text:span text:style-name="T2"><text:a xlink:href="https://t.me/masscollabs" xlink:type="simple">https://t.me/masscollabs</text:a></text:span><text:span text:style-name="T2"><text:line-break/></text:span><text:span text:style-name="T3">libera.chat IRC Channel : #masscollabs</text:span></text:p>
              </text:list-item>
            </text:list>
          </draw:text-box>
        </draw:frame>
        <draw:frame draw:style-name="gr2" draw:text-style-name="P8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7" draw:layer="layout" svg:width="19.999cm" svg:height="2.63cm" svg:x="6.6cm" svg:y="6.6cm" presentation:class="title" presentation:user-transformed="true">
          <draw:text-box>
            <text:p><text:span text:style-name="T4">This work is licensed under a Creative Commons Attribution-ShareAlike 3.0 Unported License.</text:span><text:span text:style-name="T4"><text:line-break/></text:span><text:span text:style-name="T4">It makes use of the works of Mateus Machado Luna.</text:span></text:p>
          </draw:text-box>
        </draw:frame>
        <draw:frame draw:style-name="gr2" draw:text-style-name="P8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3:32:20.459680997</meta:creation-date>
    <meta:editing-duration>PT5M39S</meta:editing-duration>
    <meta:editing-cycles>5</meta:editing-cycles>
    <meta:generator>LibreOffice/7.4.7.2$Linux_X86_64 LibreOffice_project/40$Build-2</meta:generator>
    <dc:title>Blueprint Plans</dc:title>
    <dc:date>2024-10-16T13:38:00.696745157</dc:date>
    <meta:document-statistic meta:object-count="74"/>
  </office:meta>
</office:document-meta>
</file>